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opacity-name="Transparency_20_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path draw:style-name="gr1" draw:text-style-name="P1" draw:layer="layout" svg:width="7.817cm" svg:height="11.802cm" draw:transform="skewX (0.162315620435442) rotate (0.162315620435442) translate (3.49876200913325cm 8.30341867339496cm)" svg:viewBox="0 0 7818 11803" svg:d="m7818 11803c0-3936 0-7870 0-11803-3159 983-6158 1303-7818 175 1 1844 1 3687 1 5532 1659 2972 4658 4742 7817 6096z">
          <text:p/>
        </draw:path>
        <draw:line draw:style-name="gr2" draw:text-style-name="P1" draw:layer="layout" svg:x1="9.814cm" svg:y1="8cm" svg:x2="9.814cm" svg:y2="18cm">
          <text:p/>
        </draw:line>
        <draw:rect draw:style-name="gr3" draw:text-style-name="P1" draw:layer="layout" svg:width="0.7cm" svg:height="5cm" svg:x="9.514cm" svg:y="10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opacity draw:name="Transparency_20_1" draw:display-name="Transparency 1" draw:style="linear" draw:start="100%" draw:end="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Navarro Pérez</meta:initial-creator>
    <meta:creation-date>2014-01-20T18:50:08.29</meta:creation-date>
    <dc:date>2014-01-22T16:23:59.01</dc:date>
    <dc:creator>Manuel Navarro Pérez</dc:creator>
    <meta:editing-duration>PT9M11S</meta:editing-duration>
    <meta:editing-cycles>1</meta:editing-cycles>
    <meta:generator>OpenOffice.org/3.3$Win32 OpenOffice.org_project/330m20$Build-9567</meta:generator>
    <meta:document-statistic meta:object-count="3"/>
  </office:meta>
</office:document-meta>
</file>